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Calibri" fo:font-size="12pt" officeooo:paragraph-rsid="0008a87d" style:font-size-asian="12pt" style:font-size-complex="12pt"/>
    </style:style>
    <style:style style:name="P2" style:family="paragraph" style:parent-style-name="Standard">
      <style:text-properties style:use-window-font-color="true" loext:opacity="0%" style:font-name="Calibri" fo:font-size="12pt" officeooo:paragraph-rsid="000834a3" style:font-size-asian="12pt" style:font-size-complex="12pt"/>
    </style:style>
    <style:style style:name="P3" style:family="paragraph" style:parent-style-name="Standard">
      <style:text-properties style:use-window-font-color="true" loext:opacity="0%" style:font-name="Calibri" fo:font-size="12pt" officeooo:paragraph-rsid="0008debf" style:font-size-asian="12pt" style:font-size-complex="12pt"/>
    </style:style>
    <style:style style:name="P4" style:family="paragraph" style:parent-style-name="Standard">
      <style:text-properties style:use-window-font-color="true" loext:opacity="0%" style:font-name="Calibri" fo:font-size="12pt" officeooo:rsid="000834a3" officeooo:paragraph-rsid="0008debf" style:font-size-asian="12pt" style:font-size-complex="12pt"/>
    </style:style>
    <style:style style:name="P5" style:family="paragraph" style:parent-style-name="Standard">
      <style:text-properties style:use-window-font-color="true" loext:opacity="0%" style:font-name="Calibri" fo:font-size="12pt" officeooo:rsid="000c239d" officeooo:paragraph-rsid="000c239d" style:font-size-asian="12pt" style:font-size-complex="12pt"/>
    </style:style>
    <style:style style:name="P6" style:family="paragraph" style:parent-style-name="Standard">
      <style:text-properties style:use-window-font-color="true" loext:opacity="0%" style:font-name="Calibri" fo:font-size="12pt" officeooo:paragraph-rsid="000e2f81" style:font-size-asian="12pt" style:font-size-complex="12pt"/>
    </style:style>
    <style:style style:name="P7" style:family="paragraph" style:parent-style-name="Standard">
      <style:text-properties style:use-window-font-color="true" loext:opacity="0%" style:font-name="Calibri" fo:font-size="12pt" officeooo:rsid="000e2f81" officeooo:paragraph-rsid="000e2f81" style:font-size-asian="12pt" style:font-size-complex="12pt"/>
    </style:style>
    <style:style style:name="P8" style:family="paragraph" style:parent-style-name="Standard">
      <style:text-properties style:use-window-font-color="true" loext:opacity="0%" style:font-name="Calibri" fo:font-size="12pt" officeooo:rsid="000f262a" officeooo:paragraph-rsid="000f262a" style:font-size-asian="12pt" style:font-size-complex="12pt"/>
    </style:style>
    <style:style style:name="P9" style:family="paragraph" style:parent-style-name="Standard">
      <style:text-properties style:use-window-font-color="true" loext:opacity="0%" style:font-name="Calibri" fo:font-size="12pt" fo:font-style="normal" fo:font-weight="normal" officeooo:rsid="000834a3" officeooo:paragraph-rsid="0008debf" style:font-size-asian="12pt" style:font-style-asian="normal" style:font-weight-asian="normal" style:font-size-complex="12pt"/>
    </style:style>
    <style:style style:name="P10" style:family="paragraph" style:parent-style-name="Standard">
      <style:text-properties style:use-window-font-color="true" loext:opacity="0%" style:font-name="Calibri" fo:font-size="12pt" officeooo:rsid="000e2f81" officeooo:paragraph-rsid="000e2f81" style:font-size-asian="12pt" style:font-size-complex="12pt"/>
    </style:style>
    <style:style style:name="P11" style:family="paragraph" style:parent-style-name="Standard">
      <style:text-properties style:use-window-font-color="true" loext:opacity="0%" style:font-name="Calibri" fo:font-size="12pt" officeooo:rsid="000f3b14" officeooo:paragraph-rsid="000f3b14" style:font-size-asian="12pt" style:font-size-complex="12pt"/>
    </style:style>
    <style:style style:name="P12" style:family="paragraph" style:parent-style-name="Standard">
      <style:text-properties style:use-window-font-color="true" loext:opacity="0%" style:font-name="Calibri" fo:font-size="12pt" officeooo:rsid="0014f3f1" officeooo:paragraph-rsid="0014f3f1" style:font-size-asian="12pt" style:font-size-complex="12pt"/>
    </style:style>
    <style:style style:name="P13" style:family="paragraph" style:parent-style-name="Standard">
      <style:text-properties style:use-window-font-color="true" loext:opacity="0%" style:font-name="Calibri" fo:font-size="12pt" officeooo:rsid="00160b1f" officeooo:paragraph-rsid="00160b1f" style:font-size-asian="12pt" style:font-size-complex="12pt"/>
    </style:style>
    <style:style style:name="P14" style:family="paragraph" style:parent-style-name="Standard">
      <style:text-properties style:use-window-font-color="true" loext:opacity="0%" style:font-name="Calibri" fo:font-size="12pt" officeooo:rsid="001a9300" officeooo:paragraph-rsid="001a9300" style:font-size-asian="12pt" style:font-size-complex="12pt"/>
    </style:style>
    <style:style style:name="P15" style:family="paragraph" style:parent-style-name="Standard">
      <style:text-properties style:use-window-font-color="true" loext:opacity="0%" style:font-name="Calibri" fo:font-size="12pt" fo:font-style="normal" fo:font-weight="normal" officeooo:rsid="000834a3" officeooo:paragraph-rsid="0008debf" style:font-size-asian="12pt" style:font-style-asian="normal" style:font-weight-asian="normal" style:font-size-complex="12pt"/>
    </style:style>
    <style:style style:name="P16" style:family="paragraph" style:parent-style-name="Standard">
      <style:text-properties officeooo:paragraph-rsid="000e2f81"/>
    </style:style>
    <style:style style:name="P17" style:family="paragraph" style:parent-style-name="Standard">
      <style:text-properties officeooo:paragraph-rsid="00170e9e"/>
    </style:style>
    <style:style style:name="P18" style:family="paragraph" style:parent-style-name="Standard">
      <style:text-properties officeooo:rsid="00191029" officeooo:paragraph-rsid="00191029"/>
    </style:style>
    <style:style style:name="T1" style:family="text">
      <style:text-properties officeooo:rsid="000834a3"/>
    </style:style>
    <style:style style:name="T2" style:family="text">
      <style:text-properties officeooo:rsid="0008a87d"/>
    </style:style>
    <style:style style:name="T3" style:family="text">
      <style:text-properties officeooo:rsid="0008debf"/>
    </style:style>
    <style:style style:name="T4" style:family="text">
      <style:text-properties fo:font-style="normal" fo:font-weight="normal" officeooo:rsid="000834a3" style:font-style-asian="normal" style:font-weight-asian="normal"/>
    </style:style>
    <style:style style:name="T5" style:family="text">
      <style:text-properties officeooo:rsid="000d9591"/>
    </style:style>
    <style:style style:name="T6" style:family="text">
      <style:text-properties officeooo:rsid="000e2f81"/>
    </style:style>
    <style:style style:name="T7" style:family="text">
      <style:text-properties officeooo:rsid="0010dfcb"/>
    </style:style>
    <style:style style:name="T8" style:family="text">
      <style:text-properties officeooo:rsid="00127c6c"/>
    </style:style>
    <style:style style:name="T9" style:family="text">
      <style:text-properties officeooo:rsid="00142a87"/>
    </style:style>
    <style:style style:name="T10" style:family="text">
      <style:text-properties style:use-window-font-color="true" loext:opacity="0%" style:font-name="Calibri" fo:font-size="12pt" style:font-size-asian="12pt" style:font-size-complex="12pt"/>
    </style:style>
    <style:style style:name="T11" style:family="text">
      <style:text-properties style:use-window-font-color="true" loext:opacity="0%" style:font-name="Calibri" fo:font-size="12pt" officeooo:rsid="000e2f81" style:font-size-asian="12pt" style:font-size-complex="12pt"/>
    </style:style>
    <style:style style:name="T12" style:family="text">
      <style:text-properties style:use-window-font-color="true" loext:opacity="0%" style:font-name="Calibri" fo:font-size="12pt" officeooo:rsid="001704cc" style:font-size-asian="12pt" style:font-size-complex="12pt"/>
    </style:style>
    <style:style style:name="T13" style:family="text">
      <style:text-properties style:use-window-font-color="true" loext:opacity="0%" style:font-name="Calibri" fo:font-size="12pt" officeooo:rsid="000834a3" style:font-size-asian="12pt" style:font-size-complex="12pt"/>
    </style:style>
    <style:style style:name="T14" style:family="text">
      <style:text-properties style:use-window-font-color="true" loext:opacity="0%" style:text-position="0% 100%" style:font-name="Calibri" fo:font-size="12pt" style:font-size-asian="12pt" style:font-size-complex="12pt"/>
    </style:style>
    <style:style style:name="T15" style:family="text">
      <style:text-properties style:use-window-font-color="true" loext:opacity="0%" style:text-position="0% 100%" style:font-name="Calibri" fo:font-size="12pt" officeooo:rsid="00170e9e" style:font-size-asian="12pt" style:font-size-complex="12pt"/>
    </style:style>
    <style:style style:name="T16" style:family="text">
      <style:text-properties style:use-window-font-color="true" loext:opacity="0%" style:text-position="0% 100%" style:font-name="Calibri" fo:font-size="12pt" officeooo:rsid="0018119a" style:font-size-asian="12pt" style:font-size-complex="12pt"/>
    </style:style>
    <style:style style:name="T17" style:family="text">
      <style:text-properties officeooo:rsid="0014f3f1"/>
    </style:style>
    <style:style style:name="T18" style:family="text">
      <style:text-properties officeooo:rsid="001551c2"/>
    </style:style>
    <style:style style:name="T19" style:family="text">
      <style:text-properties officeooo:rsid="00160b1f"/>
    </style:style>
    <style:style style:name="T20" style:family="text">
      <style:text-properties officeooo:rsid="001704cc"/>
    </style:style>
    <style:style style:name="T21" style:family="text">
      <style:text-properties style:text-position="0% 100%" officeooo:rsid="001704cc"/>
    </style:style>
    <style:style style:name="T22" style:family="text">
      <style:text-properties style:text-position="0% 100%" officeooo:rsid="00170e9e"/>
    </style:style>
    <style:style style:name="T23" style:family="text">
      <style:text-properties officeooo:rsid="00170e9e"/>
    </style:style>
    <style:style style:name="T24" style:family="text">
      <style:text-properties officeooo:rsid="00181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 python-rijndael<text:line-break/> Versão do algoritmo Rijndael em python<text:line-break/><text:line-break/>Para começar foi preciso definir alguns padrões entre as funções do programa:<text:line-break/>1) Todos os estados da chave e do texto(state) são em formato de lista em que cada elemento representa uma letra. O formato de listas é mais simples e facilita os processos de loop "for".</text:p>
      <text:p text:style-name="P7">Para funções em que é preciso visualizar a lista como uma matriz os elementos devem ser organizados, de maneira que, cadas sequencia de 4 elementos represente uma coluna.</text:p>
      <text:p text:style-name="P7">Para uma lista “l”:</text:p>
      <text:p text:style-name="P7">l = [0, 1, 2, 3, 4, 5, 6, 7, 8, 9, 10, 11, 12, 13, 14, 15]</text:p>
      <text:p text:style-name="P7">As colunas serão:</text:p>
      <text:p text:style-name="P7">coluna0 = [0, 1, 2, 3]</text:p>
      <text:p text:style-name="P7">coluna1 = [4, 5, 6, 7]</text:p>
      <text:p text:style-name="P7">coluna2 = [8, 9, 10, 11]</text:p>
      <text:p text:style-name="P16"><text:span text:style-name="T11">coluna3 = [12, 13, 14, 15]</text:span><text:span text:style-name="T10"><text:line-break/><text:line-break/>2) Todas as funções devem receber e retornar valores de tipos semelhantes. Isso evitar erros de tipagem, principalmente durante os </text:span><text:span text:style-name="T12">laços</text:span><text:span text:style-name="T10">, </text:span><text:span text:style-name="T13">além</text:span><text:span text:style-name="T10"> de evitar confusões entre valores inteiros decimais e hexadecimais.<text:line-break/><text:line-break/>3) O tipo padrão dos elementos das listas usado é o hexadecimal(em formato 0xff). As letras do texto são traduzidas para hexadecimal logo no começo do algoritmo para que todas as outras funções funcionem.<text:line-break/><text:line-break/># encript.py<text:line-break/><text:line-break/>A função principal encript() precisa receb</text:span><text:span text:style-name="T13">e</text:span><text:span text:style-name="T10">r </text:span><text:span text:style-name="T13">dois parâmetros</text:span><text:span text:style-name="T10">, o texto a ser cifrado e a chave. Logo no começo, para </text:span><text:span text:style-name="T13">obedecer</text:span><text:span text:style-name="T10"> os pré-requisitos, ambos os </text:span><text:span text:style-name="T13">parâmetros</text:span><text:span text:style-name="T10">, são para o formato lista hexadecimal, utilizando a função tohexlist() para os </text:span><text:span text:style-name="T13">parâmetros.</text:span><text:span text:style-name="T10"><text:line-break/><text:line-break/>Após isso o </text:span><text:span text:style-name="T13">próximo</text:span><text:span text:style-name="T10"> passo é a </text:span><text:span text:style-name="T13">expansão</text:span><text:span text:style-name="T10"> da chave </text:span><text:span text:style-name="T13">utilizando</text:span><text:span text:style-name="T10"> a função keyschedule(), o valor é aplicado a </text:span><text:span text:style-name="T13">variável</text:span><text:span text:style-name="T10"> rk para diferenciação entre a chave normal que será usada a seguir.<text:line-break/><text:line-break/>A encriptação começa com a função addroundkey() que neste primeiro momento será utilizando o texto e a chave inseridos. </text:span><text:span text:style-name="T13">O resultado é aplicado a variável state que recebera todos as alterações do texto daqui em diante.</text:span></text:p>
      <text:p text:style-name="P1"/>
      <text:p text:style-name="P1"><text:span text:style-name="T1">Depois segui-se um laço for que será repetido 9 vezes onde o state será modificado a 4 funções, são elas: subbytes(), shiftrows(), mixcolumns() e addroundkey(). </text:span><text:span text:style-name="T2">Usa-se também o for “range” do “for” para selecionar a chave na lista rk que será aplicada ao texto em addroundkey().</text:span></text:p>
      <text:p text:style-name="P2"/>
      <text:p text:style-name="P2"><text:span text:style-name="T1">O </text:span><text:span text:style-name="T2">último</text:span><text:span text:style-name="T1"> </text:span><text:span text:style-name="T2">passo repete-se as funções: subbytes(), shiftrows() e addroundkey(). Utilizando a </text:span><text:span text:style-name="T3">última</text:span><text:span text:style-name="T2"> chave de rk em addroundkey(). Para formatar o resultado em formato de “string” para ser impresso em tela, usa-se a função tostr() e então retorna o valor de state.</text:span><text:line-break/><text:line-break/># keyschedule()</text:p>
      <text:p text:style-name="P2"/>
      <text:p text:style-name="P5"><text:soft-page-break/>Essa função <text:span text:style-name="T5">faz uma expansão da chave, usando os elementos já existente para calcular os novos valores. A função </text:span><text:span text:style-name="T6">cria 10 novas listas que funcionaram como chaves para aplicar a função addroundkey() com o “state”.</text:span></text:p>
      <text:p text:style-name="P8">O algoritmo começa adaptando a chave, colocando seu valor inicial dentro de uma lista e a endereçando em chave[0] para que as novas listas sejam adicionadas a original e fiquem separadas uma da outra.</text:p>
      <text:p text:style-name="P11">Após isso iniciasse um <text:span text:style-name="T20">laço</text:span> <text:span text:style-name="T7">for de 10 rodadas. </text:span><text:span text:style-name="T8">Em cada rodada é definido o valor de rotword, uma lista com os mesmos valores da </text:span><text:span text:style-name="T17">ú</text:span><text:span text:style-name="T8">ltima coluna, porém o prime</text:span><text:span text:style-name="T9">iro valor da lista original é movido para a </text:span><text:span text:style-name="T17">ú</text:span><text:span text:style-name="T9">ltima posição, </text:span><text:span text:style-name="T23">depois rotword é aplicada a função subbyte() para ter seus valores traduzidos.</text:span></text:p>
      <text:p text:style-name="P12">Para facilitar os <text:span text:style-name="T18">cálculos</text:span>, cria-se 4 listas<text:span text:style-name="T18">(c0, c1, c2, c3)</text:span>, cada um com os valores de uma coluna <text:span text:style-name="T18">da chave. </text:span><text:span text:style-name="T19">Então é adicionada uma lista de tamanho 16 com todos os valores iguais a zero, esta será a chave[1] e seus elementos serão ajustados a seguir.</text:span></text:p>
      <text:p text:style-name="P13">O calculo dos elementos da nova chave é realizada com o <text:span text:style-name="T20">auxílio</text:span> de <text:span text:style-name="T20">laço </text:span><text:span text:style-name="T24">secundário</text:span> for de 4 rodadas <text:span text:style-name="T20">para definir os valores de uma linha por vez. Por isso torna-se necessário criar previamente uma lista com os valores zerados e depois os alterar, já que, como foi definido previamente, as 4 colunas representam as posições 0 a 3, 4</text:span><text:span text:style-name="T21"> a 7, 8 a 11 e 12 a 16 </text:span><text:span text:style-name="T22">da lista original</text:span><text:span text:style-name="T21">, </text:span><text:span text:style-name="T22">dessa maneira, na primeira rodada do laço de repetição será calculado os valores para as posições 0, 4, 8, 12, na segunda 1, 5, 9, 13 e assim por diante.</text:span></text:p>
      <text:p text:style-name="P17"><text:span text:style-name="T15">A coluna 0 da nova chave é definida por uma operação XOR entre 3 valores, </text:span><text:span text:style-name="T16">c0[n], rotword[n], rcon[0][n], sendo n definido pela rodada do laço e rcon uma tabela auxiliar com valores predefinidos. A coluna 1 proveniente do XOR entre c1[n] e o valor calculado anteriormente da coluna 0 da mesma linha. De maneira semelhante a coluna 2 e 3 são calculadas pelo XOR de c2[n] e c3[n], respectivamente, e o valor anterior da mesma linha.</text:span></text:p>
      <text:p text:style-name="P18"><text:span text:style-name="T16">A</text:span><text:span text:style-name="T14">pós isso exclui-se a lista já usada de rcon com a função pop() e todo o processo é repetido pelo laço principal, para encontrar todas as 10 chaves que serão necessárias para a continuidade do código e retorna-se apenas os novos valores(excluindo o valor chave[0] que já não será mais usado).</text:span></text:p>
      <text:p text:style-name="P2"/>
      <text:p text:style-name="P4"># addroundkey() </text:p>
      <text:p text:style-name="P3"/>
      <text:p text:style-name="P14">Está função executa a operação XOR entre os valores aplicados do state e da chave.</text:p>
      <text:p text:style-name="P3"/>
      <text:p text:style-name="P9"># subbytes()</text:p>
      <text:p text:style-name="P9"/>
      <text:p text:style-name="P9"/>
      <text:p text:style-name="P3"><text:span text:style-name="T1"><text:line-break/># </text:span><text:span text:style-name="T4">shiftrows() </text:span></text:p>
      <text:p text:style-name="P3"><text:span text:style-name="T1"><text:line-break/># </text:span><text:span text:style-name="T4">mixcolumns() 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2:15:38.480000000</meta:creation-date>
    <dc:date>2020-10-18T00:44:14.704000000</dc:date>
    <meta:editing-duration>PT2H28M37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23" meta:word-count="815" meta:character-count="4673" meta:non-whitespace-character-count="3867"/>
  </office:meta>
</office:document-meta>
</file>